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fo:font-size="14pt" style:text-underline-style="none" fo:font-weight="normal" officeooo:rsid="002038c2" officeooo:paragraph-rsid="002038c2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text-line-through-style="none" style:text-line-through-type="none" fo:font-size="14pt" style:text-underline-style="none" fo:font-weight="normal" officeooo:rsid="0027f703" officeooo:paragraph-rsid="0027f703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text-line-through-style="none" style:text-line-through-type="none" fo:font-size="14pt" style:text-underline-style="none" fo:font-weight="normal" officeooo:rsid="0027f703" officeooo:paragraph-rsid="004be738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text-line-through-style="none" style:text-line-through-type="none" fo:font-size="14pt" style:text-underline-style="none" fo:font-weight="normal" officeooo:rsid="0027f703" officeooo:paragraph-rsid="00589c0a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text-line-through-style="none" style:text-line-through-type="none" fo:font-size="14pt" style:text-underline-style="none" fo:font-weight="normal" officeooo:rsid="0027f703" officeooo:paragraph-rsid="005ef84c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text-line-through-style="none" style:text-line-through-type="none" fo:font-size="14pt" style:text-underline-style="none" fo:font-weight="normal" officeooo:rsid="005d5194" officeooo:paragraph-rsid="005d5194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text-line-through-style="none" style:text-line-through-type="none" fo:font-size="14pt" style:text-underline-style="none" fo:font-weight="normal" officeooo:rsid="005f9d5a" officeooo:paragraph-rsid="005f9d5a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text-line-through-style="none" style:text-line-through-type="none" fo:font-size="14pt" style:text-underline-style="none" fo:font-weight="normal" officeooo:rsid="005f9d5a" officeooo:paragraph-rsid="00603ab8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text-line-through-style="none" style:text-line-through-type="none" fo:font-size="14pt" style:text-underline-style="none" fo:font-weight="normal" officeooo:rsid="006f4efa" officeooo:paragraph-rsid="006f4efa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text-line-through-style="none" style:text-line-through-type="none" fo:font-size="14pt" style:text-underline-style="none" fo:font-weight="normal" officeooo:rsid="006f4efa" officeooo:paragraph-rsid="00713d38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text-line-through-style="none" style:text-line-through-type="none" fo:font-size="14pt" style:text-underline-style="none" fo:font-weight="normal" officeooo:rsid="00810fab" officeooo:paragraph-rsid="00810fab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text-line-through-style="none" style:text-line-through-type="none" fo:font-size="14pt" style:text-underline-style="none" fo:font-weight="normal" officeooo:rsid="00810fab" officeooo:paragraph-rsid="0082d735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text-line-through-style="none" style:text-line-through-type="none" fo:font-size="14pt" style:text-underline-style="none" fo:font-weight="normal" officeooo:rsid="0084a49f" officeooo:paragraph-rsid="0084a49f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text-line-through-style="none" style:text-line-through-type="none" fo:font-size="14pt" style:text-underline-style="none" fo:font-weight="normal" officeooo:rsid="008673e6" officeooo:paragraph-rsid="008673e6" style:font-size-asian="12.25pt" style:font-weight-asian="normal" style:font-size-complex="14pt" style:font-weight-complex="normal"/>
    </style:style>
    <style:style style:name="P15" style:family="paragraph" style:parent-style-name="Standard">
      <style:text-properties style:text-line-through-style="none" style:text-line-through-type="none" fo:font-size="14pt" style:text-underline-style="none" fo:font-weight="normal" officeooo:rsid="008c2773" officeooo:paragraph-rsid="008c2773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text-line-through-style="none" style:text-line-through-type="none" fo:font-size="14pt" style:text-underline-style="none" fo:font-weight="normal" officeooo:rsid="008df531" officeooo:paragraph-rsid="008df531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text-line-through-style="none" style:text-line-through-type="none" fo:font-size="14pt" style:text-underline-style="none" fo:font-weight="normal" officeooo:rsid="008e87e3" officeooo:paragraph-rsid="008e87e3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break-before="page"/>
      <style:text-properties style:text-line-through-style="none" style:text-line-through-type="none" fo:font-size="14pt" style:text-underline-style="none" fo:font-weight="normal" officeooo:rsid="002038c2" officeooo:paragraph-rsid="002038c2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break-before="page"/>
      <style:text-properties style:text-line-through-style="none" style:text-line-through-type="none" fo:font-size="14pt" style:text-underline-style="none" fo:font-weight="normal" officeooo:rsid="006f4efa" officeooo:paragraph-rsid="006f4efa" style:font-size-asian="12.25pt" style:font-weight-asian="normal" style:font-size-complex="14pt" style:font-weight-complex="normal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style:text-underline-style="solid" style:text-underline-width="auto" style:text-underline-color="font-color" fo:font-weight="bold" officeooo:rsid="002038c2" style:font-size-asian="14pt" style:font-weight-asian="bold" style:font-size-complex="16pt" style:font-weight-complex="bold"/>
    </style:style>
    <style:style style:name="T3" style:family="text">
      <style:text-properties officeooo:rsid="0024c930"/>
    </style:style>
    <style:style style:name="T4" style:family="text">
      <style:text-properties officeooo:rsid="00277f49"/>
    </style:style>
    <style:style style:name="T5" style:family="text">
      <style:text-properties officeooo:rsid="0028a077"/>
    </style:style>
    <style:style style:name="T6" style:family="text">
      <style:text-properties officeooo:rsid="002a8e62"/>
    </style:style>
    <style:style style:name="T7" style:family="text">
      <style:text-properties officeooo:rsid="0047887d"/>
    </style:style>
    <style:style style:name="T8" style:family="text">
      <style:text-properties officeooo:rsid="0049b82b"/>
    </style:style>
    <style:style style:name="T9" style:family="text">
      <style:text-properties officeooo:rsid="004a1e95"/>
    </style:style>
    <style:style style:name="T10" style:family="text">
      <style:text-properties officeooo:rsid="004be738"/>
    </style:style>
    <style:style style:name="T11" style:family="text">
      <style:text-properties officeooo:rsid="004d1d8a"/>
    </style:style>
    <style:style style:name="T12" style:family="text">
      <style:text-properties officeooo:rsid="0050ca4b"/>
    </style:style>
    <style:style style:name="T13" style:family="text">
      <style:text-properties officeooo:rsid="0054e8b4"/>
    </style:style>
    <style:style style:name="T14" style:family="text">
      <style:text-properties officeooo:rsid="00579ad4"/>
    </style:style>
    <style:style style:name="T15" style:family="text">
      <style:text-properties officeooo:rsid="00589c0a"/>
    </style:style>
    <style:style style:name="T16" style:family="text">
      <style:text-properties officeooo:rsid="005ef84c"/>
    </style:style>
    <style:style style:name="T17" style:family="text">
      <style:text-properties officeooo:rsid="00603ab8"/>
    </style:style>
    <style:style style:name="T18" style:family="text">
      <style:text-properties officeooo:rsid="0061fdac"/>
    </style:style>
    <style:style style:name="T19" style:family="text">
      <style:text-properties officeooo:rsid="0068029a"/>
    </style:style>
    <style:style style:name="T20" style:family="text">
      <style:text-properties officeooo:rsid="006a70b4"/>
    </style:style>
    <style:style style:name="T21" style:family="text">
      <style:text-properties officeooo:rsid="006c4d5f"/>
    </style:style>
    <style:style style:name="T22" style:family="text">
      <style:text-properties officeooo:rsid="006d77fb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0713d38"/>
    </style:style>
    <style:style style:name="T25" style:family="text">
      <style:text-properties style:text-position="0% 100%"/>
    </style:style>
    <style:style style:name="T26" style:family="text">
      <style:text-properties officeooo:rsid="00713d38"/>
    </style:style>
    <style:style style:name="T27" style:family="text">
      <style:text-properties officeooo:rsid="007bf332"/>
    </style:style>
    <style:style style:name="T28" style:family="text">
      <style:text-properties officeooo:rsid="007c17b7"/>
    </style:style>
    <style:style style:name="T29" style:family="text">
      <style:text-properties officeooo:rsid="008161ac"/>
    </style:style>
    <style:style style:name="T30" style:family="text">
      <style:text-properties style:text-line-through-style="solid" style:text-line-through-type="single" officeooo:rsid="008161ac"/>
    </style:style>
    <style:style style:name="T31" style:family="text">
      <style:text-properties officeooo:rsid="0082d735"/>
    </style:style>
    <style:style style:name="T32" style:family="text">
      <style:text-properties officeooo:rsid="008336e7"/>
    </style:style>
    <style:style style:name="T33" style:family="text">
      <style:text-properties officeooo:rsid="008673e6"/>
    </style:style>
    <style:style style:name="T34" style:family="text">
      <style:text-properties officeooo:rsid="008c7d75"/>
    </style:style>
    <style:style style:name="T35" style:family="text">
      <style:text-properties officeooo:rsid="008e87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<text:tab/></text:span><text:span text:style-name="T2">Java 8 Features</text:span></text:p>
      <text:p text:style-name="P1">Morning :</text:p>
      <text:p text:style-name="P1">-------------</text:p>
      <text:p text:style-name="P1"/>
      <text:p text:style-name="P1">-<text:span text:style-name="T3">&gt; </text:span><text:span text:style-name="T4">Some </text:span><text:span text:style-name="T3">Improvements added for Interface </text:span><text:span text:style-name="T5">from jdk 8</text:span><text:span text:style-name="T3">:</text:span></text:p>
      <text:p text:style-name="P1"><text:tab/></text:p>
      <text:p text:style-name="P1"><text:span text:style-name="T3"><text:tab/>1) Can have now </text:span><text:span text:style-name="T6">use</text:span><text:span text:style-name="T3"> implemented methods. Previously only abstract methods <text:tab/>were there in Interfaces.</text:span></text:p>
      <text:p text:style-name="P1"/>
      <text:p text:style-name="P2"><text:tab/>2) <text:span text:style-name="T7">Functional Interface – Is an Interface which has exactly one abstract method. <text:tab/></text:span><text:span text:style-name="T8">(It can have any number of default implemented methods, but only 1 abstract <text:tab/>method) </text:span><text:span text:style-name="T14">We provide @FunctionalInterface annotation at interface declaration <text:tab/>level.</text:span></text:p>
      <text:p text:style-name="P2"><text:tab/><text:tab/></text:p>
      <text:p text:style-name="P2"><text:tab/><text:tab/><text:span text:style-name="T9">Was Speacially introduced for Lambda Expression.</text:span></text:p>
      <text:p text:style-name="P2"/>
      <text:p text:style-name="P2">-<text:span text:style-name="T9">&gt; Lambda Expression – Instances of functional Interfaces. </text:span><text:span text:style-name="T10">Writing a method with arguments and that method returns a value. </text:span><text:span text:style-name="T14">Can </text:span><text:span text:style-name="T15">only </text:span><text:span text:style-name="T14">be used with functional Interfaces.</text:span></text:p>
      <text:p text:style-name="P2"/>
      <text:p text:style-name="P2"/>
      <text:p text:style-name="P2">* <text:span text:style-name="T10">We can implement an Interface in a concrete class as we know, but if we wanna use the method in it only once we can do</text:span></text:p>
      <text:p text:style-name="P2"><text:s text:c="3"/><text:span text:style-name="T10">In a new concrete class,</text:span></text:p>
      <text:p text:style-name="P2"/>
      <text:p text:style-name="P2"><text:tab/><text:span text:style-name="T10">InterfaceName i = new Interfacename(){ //</text:span><text:span text:style-name="T13">is called Anonymus class object</text:span></text:p>
      <text:p text:style-name="P2"><text:tab/><text:tab/><text:span text:style-name="T10">@Override</text:span></text:p>
      <text:p text:style-name="P2"><text:tab/><text:tab/><text:span text:style-name="T10">public int add(int n1, n2){</text:span></text:p>
      <text:p text:style-name="P2"><text:tab/><text:tab/><text:tab/><text:span text:style-name="T10">return n1+n2;</text:span></text:p>
      <text:p text:style-name="P2"><text:tab/><text:tab/><text:span text:style-name="T10">}</text:span></text:p>
      <text:p text:style-name="P3"><text:tab/><text:span text:style-name="T10">};</text:span></text:p>
      <text:p text:style-name="P3"><text:span text:style-name="T10"><text:tab/>int result = adder1.add(1,2) <text:s/>//We also do this.</text:span></text:p>
      <text:p text:style-name="P3"/>
      <text:p text:style-name="P3"><text:tab/><text:span text:style-name="T10">Iadder adder2 = (n1, n2) -&gt; n1+n2; <text:s/>//lambda Expression</text:span></text:p>
      <text:p text:style-name="P3"><text:tab/><text:span text:style-name="T10">int result = adder2.add(2,3);</text:span></text:p>
      <text:p text:style-name="P3"/>
      <text:p text:style-name="P3"><text:span text:style-name="T10"><text:tab/><text:tab/>// Here, We did the same as in above using lambda expression // Here -&gt; <text:tab/><text:tab/>divider , (a, b) in left of -&gt; are arguments, n1+n2 which is in right of -&gt; <text:tab/><text:tab/>is returned value. </text:span><text:span text:style-name="T12">For passing arguments no need to give the data types <text:tab/><text:tab/>here., we can give (n1, n2) directly.</text:span></text:p>
      <text:p text:style-name="P3"/>
      <text:p text:style-name="P3"><text:tab/><text:span text:style-name="T11">We can use lambda expression for multiple line,</text:span></text:p>
      <text:p text:style-name="P3"><text:tab/><text:tab/><text:span text:style-name="T11">Iadder = adder3 = (n1, n2) -&gt; {</text:span></text:p>
      <text:p text:style-name="P3"><text:tab/><text:tab/><text:tab/><text:span text:style-name="T11">sout(“inside ADD”);</text:span></text:p>
      <text:p text:style-name="P3"><text:tab/><text:tab/><text:tab/><text:span text:style-name="T11">return n1+n2;</text:span></text:p>
      <text:p text:style-name="P3"><text:soft-page-break/><text:tab/><text:tab/><text:span text:style-name="T11">}</text:span></text:p>
      <text:p text:style-name="P3"><text:tab/><text:tab/><text:span text:style-name="T11">int result 3 = adder3.add(3,4);</text:span></text:p>
      <text:p text:style-name="P3"/>
      <text:p text:style-name="P3"/>
      <text:p text:style-name="P4"><text:span text:style-name="T13"><text:tab/>*Anonymus class object </text:span><text:span text:style-name="T15">can be used for functional, non functional, abstract <text:tab/>classes etc. Where as lambda can only used with functional. The main motto of <text:tab/>it simplify the use of </text:span><text:span text:style-name="T13">Anonymus class object </text:span><text:span text:style-name="T15">while using functional Interfaces.</text:span></text:p>
      <text:p text:style-name="P4"/>
      <text:p text:style-name="P4"/>
      <text:p text:style-name="P6">Functional Interface(In Depth) :</text:p>
      <text:p text:style-name="P6">-----------------------------------------</text:p>
      <text:p text:style-name="P6"><text:tab/><text:span text:style-name="T16">There are a lot of categories in it.</text:span></text:p>
      <text:p text:style-name="P6"/>
      <text:p text:style-name="P5"><text:span text:style-name="T16">1) Supplier : A method which only returns and has no arguments</text:span></text:p>
      <text:p text:style-name="P5"><text:span text:style-name="T16"><text:tab/><text:tab/>//i.e the method, Only Supplies and won’t consuumes any</text:span></text:p>
      <text:p text:style-name="P2"><text:tab/><text:tab/></text:p>
      <text:p text:style-name="P7"><text:tab/><text:span text:style-name="T17">Consider there’s a interface InewProdcut having newInstance method,</text:span></text:p>
      <text:p text:style-name="P7"><text:tab/><text:tab/><text:span text:style-name="T17">In a test class,</text:span></text:p>
      <text:p text:style-name="P7"><text:tab/><text:tab/><text:tab/><text:span text:style-name="T17">InewProduct productInstance = () -&gt; new Product(): <text:tab/><text:tab/><text:tab/><text:tab/><text:tab/><text:tab/><text:tab/><text:tab/><text:tab/><text:tab/>//</text:span><text:span text:style-name="T18">Declaring abstract method of FI</text:span></text:p>
      <text:p text:style-name="P8"><text:tab/><text:tab/><text:tab/><text:span text:style-name="T17">Product product = productInstance.newInstance(); </text:span></text:p>
      <text:p text:style-name="P8"><text:span text:style-name="T17"><text:tab/><text:tab/><text:tab/><text:tab/><text:tab/><text:tab/><text:tab/><text:tab/>//Now the construictor is called.</text:span></text:p>
      <text:p text:style-name="P8"/>
      <text:p text:style-name="P7"/>
      <text:p text:style-name="P7"><text:tab/><text:span text:style-name="T19">For the above we can also use Supplier Interface and that interface gas get() <text:tab/>method.</text:span></text:p>
      <text:p text:style-name="P7"><text:tab/><text:tab/><text:span text:style-name="T19">Supplier&lt;String&gt;greet2 = () -&gt; “Welcome”;</text:span></text:p>
      <text:p text:style-name="P7"><text:tab/><text:tab/><text:span text:style-name="T19">String msg = greet2.get();</text:span></text:p>
      <text:p text:style-name="P7"/>
      <text:p text:style-name="P7"><text:tab/><text:tab/><text:span text:style-name="T19">Supplier&lt;Product&gt; instanceCreator = () -&gt; new Product();</text:span></text:p>
      <text:p text:style-name="P7"><text:tab/><text:tab/><text:span text:style-name="T19">Product product = instanceCreator.get();</text:span></text:p>
      <text:p text:style-name="P7"><text:s text:c="2"/></text:p>
      <text:p text:style-name="P7"><text:s text:c="20"/>//<text:span text:style-name="T19">Does the same as above ones.</text:span></text:p>
      <text:p text:style-name="P7"/>
      <text:p text:style-name="P7">2) <text:s/><text:span text:style-name="T19">Consumer : Method that takes </text:span><text:span text:style-name="T27">1 </text:span><text:span text:style-name="T19">argument but will return void</text:span></text:p>
      <text:p text:style-name="P7"><text:tab/><text:tab/> // <text:span text:style-name="T19">One that consumes but won’t supply anything.</text:span></text:p>
      <text:p text:style-name="P7"/>
      <text:p text:style-name="P7"><text:tab/><text:span text:style-name="T20">Theres an FI called, Iprint and we have a void print(String msg); as abstarct <text:tab/>method in it.</text:span></text:p>
      <text:p text:style-name="P7"><text:tab/><text:tab/><text:span text:style-name="T21">Then in an another class,</text:span></text:p>
      <text:p text:style-name="P7"><text:tab/><text:tab/><text:tab/><text:span text:style-name="T21">Iprint printer</text:span><text:span text:style-name="T22">1</text:span><text:span text:style-name="T21"> = (msg) -&gt; sout(msg); <text:s/>//Implementation</text:span></text:p>
      <text:p text:style-name="P7"><text:tab/><text:tab/><text:tab/><text:span text:style-name="T21">printer</text:span><text:span text:style-name="T22">1</text:span><text:span text:style-name="T21">.print(“Hello”); <text:s/>// Method will be called.</text:span></text:p>
      <text:p text:style-name="P7"/>
      <text:p text:style-name="P7"><text:tab/><text:span text:style-name="T22">We also have predifined interface Consumer ,</text:span></text:p>
      <text:p text:style-name="P7"/>
      <text:p text:style-name="P7"><text:soft-page-break/><text:tab/><text:tab/><text:span text:style-name="T22">Consumer&lt;String&gt; <text:s/>printer2 = (msg) -&gt; sout(msg); // declared</text:span></text:p>
      <text:p text:style-name="P7"><text:tab/><text:tab/><text:span text:style-name="T22">printer2.accept(“Hello Hi”); <text:s/>// called </text:span></text:p>
      <text:p text:style-name="P2"/>
      <text:p text:style-name="P2"/>
      <text:p text:style-name="P10"><text:span text:style-name="T26">3) <text:s/>BiConsumer : Takes 2 args, but won’t return anything.</text:span></text:p>
      <text:p text:style-name="P10"/>
      <text:p text:style-name="P10"><text:tab/>We have a FI, with void print(String msg, int index); as abstract method</text:p>
      <text:p text:style-name="P9"><text:tab/><text:tab/>In a diff class,</text:p>
      <text:p text:style-name="P9"><text:tab/><text:tab/><text:tab/>IPrintCharacter printer1 = (msg, index) -&gt; {</text:p>
      <text:p text:style-name="P9"><text:tab/><text:tab/><text:tab/><text:tab/>char ch = msg.charAt(index);</text:p>
      <text:p text:style-name="P9"><text:tab/><text:tab/><text:tab/><text:tab/>sout(“Character = ”+ch);</text:p>
      <text:p text:style-name="P9"><text:tab/><text:tab/><text:tab/>}</text:p>
      <text:p text:style-name="P9"><text:tab/><text:tab/><text:tab/>printer1.print(“benagluru”, 4); <text:s/>//It’ll print char at 4<text:span text:style-name="T23">th</text:span> index</text:p>
      <text:p text:style-name="P9"/>
      <text:p text:style-name="P9"><text:tab/>// () can be optional if we habe a single argument, but mandatory if we have <text:tab/>multiple args.</text:p>
      <text:p text:style-name="P9"/>
      <text:p text:style-name="P9"><text:tab/><text:span text:style-name="T26">We have BiConsumer interface, simlar to consumer,</text:span></text:p>
      <text:p text:style-name="P9"/>
      <text:p text:style-name="P9"><text:tab/><text:tab/><text:tab/><text:span text:style-name="T26">NiConsumer&lt;String, Integer&gt; printer2 = (msg, index) -&gt; {</text:span></text:p>
      <text:p text:style-name="P10"><text:tab/><text:tab/><text:tab/><text:tab/>char ch = msg.charAt(index);</text:p>
      <text:p text:style-name="P10"><text:tab/><text:tab/><text:tab/><text:tab/>sout(“Character = ”+ch);</text:p>
      <text:p text:style-name="P10"><text:tab/><text:tab/><text:tab/>}</text:p>
      <text:p text:style-name="P10"><text:tab/><text:tab/><text:tab/><text:span text:style-name="T26">printer2.accept(“bengaluru”, 4); <text:s/>//Prints char at 4</text:span><text:span text:style-name="T24">th</text:span><text:span text:style-name="T26"> index.</text:span></text:p>
      <text:p text:style-name="P9"/>
      <text:p text:style-name="P9"><text:tab/>//<text:span text:style-name="T28">Java Only provides functional Interfcaes for Consumer upto taking 2 args <text:tab/>only, if there are many, we have to create our own Functional Interface to <text:tab/>accept those args.</text:span></text:p>
      <text:p text:style-name="P9"/>
      <text:p text:style-name="P11">4) Predicate : That takes 1 argument(Any Type) and returns boolean.</text:p>
      <text:p text:style-name="P11"><text:tab/></text:p>
      <text:p text:style-name="P11"><text:tab/>Consider a FI, I<text:span text:style-name="T29">E</text:span>ven having boolean isEven(int num); as abstract method.</text:p>
      <text:p text:style-name="P11"><text:tab/><text:tab/>In a diff class,</text:p>
      <text:p text:style-name="P11"><text:tab/><text:tab/><text:tab/>I<text:span text:style-name="T29">Even <text:s/>checker1 = (num) </text:span><text:span text:style-name="T30">&gt;</text:span><text:span text:style-name="T29"> num%2==0; // declaration</text:span></text:p>
      <text:p text:style-name="P11"><text:tab/><text:tab/><text:tab/><text:span text:style-name="T29">boolean res = checker.isEven(10); //calls isEven menthod</text:span></text:p>
      <text:p text:style-name="P11"><text:tab/><text:tab/><text:tab/><text:span text:style-name="T29">sout(res); //prints true</text:span></text:p>
      <text:p text:style-name="P11"><text:tab/><text:tab/></text:p>
      <text:p text:style-name="P11"><text:tab/><text:tab/><text:span text:style-name="T31">We have predifined interface for this as well called Predicate,</text:span></text:p>
      <text:p text:style-name="P11"><text:tab/><text:tab/></text:p>
      <text:p text:style-name="P12"><text:tab/><text:tab/><text:tab/><text:span text:style-name="T31">Predicate&lt;Integer&gt; checker2 = </text:span><text:span text:style-name="T29">(num) </text:span><text:span text:style-name="T30">&gt;</text:span><text:span text:style-name="T29"> num%2==0; // declaration</text:span></text:p>
      <text:p text:style-name="P12"><text:tab/><text:tab/><text:tab/><text:span text:style-name="T29">boolean res = checker</text:span><text:span text:style-name="T31">2.test(10)</text:span><text:span text:style-name="T29">; <text:s text:c="3"/>//calls isEven menthod</text:span></text:p>
      <text:p text:style-name="P12"><text:tab/><text:tab/><text:tab/><text:span text:style-name="T29">sout(res); //prints true</text:span></text:p>
      <text:p text:style-name="P12"/>
      <text:p text:style-name="P12"><text:s text:c="3"/><text:tab/><text:tab/><text:tab/>// <text:span text:style-name="T32">Does the same as above.</text:span></text:p>
      <text:p text:style-name="P12"/>
      <text:p text:style-name="P13"><text:soft-page-break/>5) BiPredicate : takes 2 args(Can be of diff types) and returns boolean</text:p>
      <text:p text:style-name="P13"><text:tab/>consider ISumEven FI, with boolean sumEven(int num1, int num2);</text:p>
      <text:p text:style-name="P13"><text:tab/><text:tab/>In a class,</text:p>
      <text:p text:style-name="P13"><text:tab/><text:tab/><text:tab/>ISumEven sumCheck1 = (num1, num2)-&gt; (num1+num2)%2==0;</text:p>
      <text:p text:style-name="P13"><text:tab/><text:tab/><text:tab/><text:span text:style-name="T33">boolean res = sumCheck1.sum(5,3); //calls sum</text:span></text:p>
      <text:p text:style-name="P13"><text:tab/><text:tab/><text:tab/><text:span text:style-name="T33">sout(res); // prints true</text:span></text:p>
      <text:p text:style-name="P13"/>
      <text:p text:style-name="P13"><text:tab/><text:span text:style-name="T33">We have BiPredicate for this,</text:span></text:p>
      <text:p text:style-name="P13"><text:tab/><text:tab/></text:p>
      <text:p text:style-name="P13"><text:tab/><text:tab/><text:span text:style-name="T33">Bipredicate&lt;Integer, Integer&gt; sumCheck2 = (num1, num2){</text:span></text:p>
      <text:p text:style-name="P13"><text:tab/><text:tab/><text:tab/><text:span text:style-name="T33">return (num1+num2)%2==0;</text:span></text:p>
      <text:p text:style-name="P13"><text:tab/><text:tab/><text:span text:style-name="T33">}</text:span></text:p>
      <text:p text:style-name="P13"><text:tab/><text:tab/><text:span text:style-name="T33">boolean res = sumCheck2.test(3,5);</text:span></text:p>
      <text:p text:style-name="P14"><text:tab/><text:tab/>sout(res);</text:p>
      <text:p text:style-name="P15"/>
      <text:p text:style-name="P15">6) Function : Most verasatile one, takes 1 arg(any type) and returns 1 result (any type)</text:p>
      <text:p text:style-name="P15"><text:tab/></text:p>
      <text:p text:style-name="P15"><text:tab/>Consider FI, ILength, with int length(String msg); as abstract method,</text:p>
      <text:p text:style-name="P15"><text:tab/><text:tab/>In a class,</text:p>
      <text:p text:style-name="P15"><text:tab/><text:tab/><text:tab/>Ilength lengthFinder1 = (msg) -&gt; msg.length();</text:p>
      <text:p text:style-name="P15"><text:tab/><text:tab/><text:tab/>int length = lengthFinder1.length(“Hello”);</text:p>
      <text:p text:style-name="P15"><text:tab/><text:tab/><text:tab/>sout(length);</text:p>
      <text:p text:style-name="P15"><text:tab/><text:tab/></text:p>
      <text:p text:style-name="P15"><text:tab/><text:tab/>We can do the same using Function interface as well,</text:p>
      <text:p text:style-name="P15"><text:tab/><text:tab/><text:tab/>It’ll have 2 generics, 1<text:span text:style-name="T23">st</text:span> one arg type and 2<text:span text:style-name="T23">nd</text:span> one for result type</text:p>
      <text:p text:style-name="P15"><text:tab/><text:tab/></text:p>
      <text:p text:style-name="P15"><text:tab/><text:tab/><text:tab/>Function&lt;String, Integer&gt; lengthFinder2 = (msg) -&gt; msg.length();</text:p>
      <text:p text:style-name="P15"><text:tab/><text:tab/><text:tab/>int length = lengthFinder2.apply(“Hello Hi”);</text:p>
      <text:p text:style-name="P15"><text:tab/><text:tab/><text:tab/>sout(length);</text:p>
      <text:p text:style-name="P15"/>
      <text:p text:style-name="P15"><text:tab/>//We can <text:span text:style-name="T34">also</text:span> do predicate, consumer, supplier kind of things using Function.</text:p>
      <text:p text:style-name="P16"/>
      <text:p text:style-name="P16">7) BiFunction : Same as function but takes 2 args of any type and returns 1 result of <text:tab/><text:tab/>any type.</text:p>
      <text:p text:style-name="P16"/>
      <text:p text:style-name="P16"/>
      <text:p text:style-name="P16"><text:tab/><text:span text:style-name="T35">Consider a FI, IStringConcatinator, with String multiply(String input, int times)</text:span></text:p>
      <text:p text:style-name="P16"><text:tab/><text:tab/><text:span text:style-name="T35">In a class,</text:span></text:p>
      <text:p text:style-name="P16"><text:tab/><text:tab/><text:tab/><text:span text:style-name="T35">IstringConcatinator concat1 = (input, 3)-&gt;{</text:span></text:p>
      <text:p text:style-name="P17"><text:tab/><text:tab/><text:tab/><text:tab/>String result = “”;</text:p>
      <text:p text:style-name="P17"><text:tab/><text:tab/><text:tab/><text:tab/>for(int i=0; i&lt;times; i++){</text:p>
      <text:p text:style-name="P17"><text:tab/><text:tab/><text:tab/><text:tab/><text:tab/>result = result + input;</text:p>
      <text:p text:style-name="P17"><text:tab/><text:tab/><text:tab/><text:tab/>}</text:p>
      <text:p text:style-name="P17"><text:tab/><text:tab/><text:tab/><text:tab/>return result;</text:p>
      <text:p text:style-name="P17"><text:tab/><text:tab/><text:tab/>};</text:p>
      <text:p text:style-name="P17"><text:soft-page-break/><text:tab/><text:tab/><text:tab/>String res = concat1.multiply(“Hi”, 3);</text:p>
      <text:p text:style-name="P17"><text:tab/><text:tab/><text:tab/>sout(res);</text:p>
      <text:p text:style-name="P17"/>
      <text:p text:style-name="P17"><text:tab/><text:tab/>//We have BIFunction Interface, and that have 3 generic, one for 1<text:span text:style-name="T23">st</text:span> arg, <text:tab/><text:tab/>one for 2<text:span text:style-name="T23">nd</text:span> arg and one for return type.</text:p>
      <text:p text:style-name="P17"><text:tab/></text:p>
      <text:p text:style-name="P17"><text:tab/><text:tab/>BiFunction&lt;String, Integer, String&gt; concat2 = (Input,3){</text:p>
      <text:p text:style-name="P17"><text:tab/><text:tab/><text:tab/><text:tab/>String result = “”;</text:p>
      <text:p text:style-name="P17"><text:tab/><text:tab/><text:tab/><text:tab/>for(int i=0; i&lt;times; i++){</text:p>
      <text:p text:style-name="P17"><text:tab/><text:tab/><text:tab/><text:tab/><text:tab/>result = result + input;</text:p>
      <text:p text:style-name="P17"><text:tab/><text:tab/><text:tab/><text:tab/>}</text:p>
      <text:p text:style-name="P17"><text:tab/><text:tab/><text:tab/><text:tab/>return result;</text:p>
      <text:p text:style-name="P17"><text:tab/><text:tab/><text:tab/>};</text:p>
      <text:p text:style-name="P17"><text:tab/><text:tab/>String res = concat2,apply(“Hi”, 3);</text:p>
      <text:p text:style-name="P17"><text:tab/><text:tab/>sout(res);</text:p>
      <text:p text:style-name="P17"/>
      <text:p text:style-name="P17">-------------------------------------------------------</text:p>
      <text:p text:style-name="P17"/>
      <text:p text:style-name="P17"/>
      <text:p text:style-name="P17"/>
      <text:p text:style-name="P19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09:36:00.118622471</meta:creation-date>
    <meta:generator>LibreOffice/6.4.7.2$Linux_X86_64 LibreOffice_project/40$Build-2</meta:generator>
    <dc:date>2022-11-10T12:13:15.005657381</dc:date>
    <meta:editing-duration>PT2H26M35S</meta:editing-duration>
    <meta:editing-cycles>55</meta:editing-cycles>
    <meta:document-statistic meta:table-count="0" meta:image-count="0" meta:object-count="0" meta:page-count="7" meta:paragraph-count="138" meta:word-count="931" meta:character-count="6288" meta:non-whitespace-character-count="5118"/>
  </office:meta>
</office:document-meta>
</file>